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91000000EAEFFBF3C4.png" manifest:media-type="image/png"/>
  <manifest:file-entry manifest:full-path="Pictures/100000000000056B000001341E6D47A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4.288cm"/>
    </style:style>
    <style:style style:name="Tabella8.B" style:family="table-column">
      <style:table-column-properties style:column-width="13.317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3.123cm" table:align="margins"/>
    </style:style>
    <style:style style:name="Tabella2.A" style:family="table-column">
      <style:table-column-properties style:column-width="6.562cm" style:rel-column-width="32767*"/>
    </style:style>
    <style:style style:name="Tabella2.B" style:family="table-column">
      <style:table-column-properties style:column-width="6.562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7.28cm"/>
    </style:style>
    <style:style style:name="Tabella4.D" style:family="table-column">
      <style:table-column-properties style:column-width="1.969cm"/>
    </style:style>
    <style:style style:name="Tabella4.E" style:family="table-column">
      <style:table-column-properties style:column-width="1.864cm"/>
    </style:style>
    <style:style style:name="Tabella4.F" style:family="table-column">
      <style:table-column-properties style:column-width="1.812cm"/>
    </style:style>
    <style:style style:name="Tabella4.G" style:family="table-column">
      <style:table-column-properties style:column-width="1.558cm"/>
    </style:style>
    <style:style style:name="Tabella4.H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row-height="2.3cm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528cm"/>
    </style:style>
    <style:style style:name="Tabella5.E" style:family="table-column">
      <style:table-column-properties style:column-width="2cm"/>
    </style:style>
    <style:style style:name="Tabella5.F" style:family="table-column">
      <style:table-column-properties style:column-width="1.411cm"/>
    </style:style>
    <style:style style:name="Tabella5.G" style:family="table-column">
      <style:table-column-properties style:column-width="1.969cm"/>
    </style:style>
    <style:style style:name="Tabella5.H" style:family="table-column">
      <style:table-column-properties style:column-width="2.235cm"/>
    </style:style>
    <style:style style:name="Tabella5.I" style:family="table-column">
      <style:table-column-properties style:column-width="1.441cm"/>
    </style:style>
    <style:style style:name="Tabella5.J" style:family="table-column">
      <style:table-column-properties style:column-width="1.558cm"/>
    </style:style>
    <style:style style:name="Tabella5.K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0.011cm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8" style:family="table-row">
      <style:table-row-properties style:row-height="2.3cm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5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Standard">
      <style:paragraph-properties fo:margin-left="-0.009cm" fo:margin-right="-0.009cm" fo:text-align="start" style:justify-single-word="false" fo:text-indent="0cm" style:auto-text-indent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style:font-name="Arial" style:text-underline-style="none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nvoice_id.partner_id.lang or 'en_US')&gt;</text:placeholder></text:p>
            <text:p text:style-name="P15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text:p text:style-name="P15"/>
            <text:p text:style-name="P37"/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9"><text:text-input text:description="&lt;if test=&quot;o.partner_id.lang=='it_IT'&quot;&gt;">if IT</text:text-input></text:p>
                  <text:p text:style-name="P9"><text:span text:style-name="T14">Resa merce: </text:span><text:span text:style-name="T5"><text:placeholder text:placeholder-type="text">&lt;o.return_id.text&gt;</text:placeholder></text:span></text:p>
                  <text:p text:style-name="P9"><text:span text:style-name="T14">Pagamento:</text:span><text:span text:style-name="T10"> </text:span><text:span text:style-name="T5"><text:placeholder text:placeholder-type="text">&lt;o.payment_term.name&gt;</text:placeholder></text:span></text:p>
                  <text:p text:style-name="P9"><text:text-input text:description="&lt;/if&gt;">end if</text:text-input></text:p>
                  <text:p text:style-name="P9"><text:text-input text:description="&lt;if test=&quot;o.partner_id.lang=='en_US'&quot;&gt;">if EN</text:text-input></text:p>
                  <text:p text:style-name="P9"><text:span text:style-name="T14">Delivery terms: </text:span><text:span text:style-name="T5"><text:placeholder text:placeholder-type="text">&lt;o.return_id.text&gt;</text:placeholder></text:span></text:p>
                  <text:p text:style-name="P9"><text:span text:style-name="T14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K1" office:value-type="string">
              <text:p text:style-name="P30"/>
            </table:table-cell>
          </table:table-row>
        </table:table-header-rows>
      </table:table>
      <text:p text:style-name="P19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 table:number-columns-repeated="4"/>
        <table:table-header-rows>
          <table:table-row>
            <table:table-cell table:style-name="Tabella4.A1" office:value-type="string">
              <text:p text:style-name="P31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1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1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0"><text:span text:style-name="T12"><text:text-input text:description="&lt;&quot;Prezzo IVA escl.&quot; if o.partner_id.lang=='it_IT' else &quot;Price&quot;&gt;">Prezzo</text:text-input></text:span><text:span text:style-name="T13"> </text:span></text:p>
            </table:table-cell>
            <table:table-cell table:style-name="Tabella4.E1" office:value-type="string">
              <text:p text:style-name="P30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4.F1" office:value-type="string">
              <text:p text:style-name="P30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4.G1" office:value-type="string">
              <text:p text:style-name="P30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4.J1" office:value-type="string">
              <text:p text:style-name="P30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4.J1" office:value-type="string">
              <text:p text:style-name="P30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4.J1" office:value-type="string">
              <text:p text:style-name="P31"><text:text-input text:description="&lt;&quot;Pezzi per m3&quot; if o.partner_id.lang=='it_IT' else &quot;Pc X m3&quot;&gt;">ppm3</text:text-input></text:p>
            </table:table-cell>
            <table:table-cell table:style-name="Tabella4.K1" office:value-type="string">
              <text:p text:style-name="P31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14" table:number-columns-spanned="11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35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8" office:value-type="string">
            <text:p text:style-name="P32"/>
          </table:table-cell>
          <table:table-cell table:style-name="Tabella4.B8" office:value-type="string">
            <text:p text:style-name="P29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4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8" office:value-type="string">
            <text:p text:style-name="P26"><text:placeholder text:placeholder-type="text">&lt;item.product_id.telaio&gt;</text:placeholder></text:p>
          </table:table-cell>
          <table:table-cell table:style-name="Tabella4.F8" office:value-type="string">
            <text:p text:style-name="P26"><text:placeholder text:placeholder-type="text">&lt;item.product_id.pipe_diameter&gt;</text:placeholder></text:p>
          </table:table-cell>
          <table:table-cell table:style-name="Tabella4.G8" office:value-type="string">
            <text:p text:style-name="P26"><text:placeholder text:placeholder-type="text">&lt;item.product_id.weight_packaging&gt;</text:placeholder></text:p>
          </table:table-cell>
          <table:table-cell table:style-name="Tabella4.J8" office:value-type="string">
            <text:p text:style-name="P26"><text:placeholder text:placeholder-type="text">&lt;item.product_id.item_per_box&gt;</text:placeholder></text:p>
          </table:table-cell>
          <table:table-cell table:style-name="Tabella4.J8" office:value-type="string">
            <text:p text:style-name="P26"><text:placeholder text:placeholder-type="text">&lt;item.product_id.item_per_pallet&gt;</text:placeholder></text:p>
          </table:table-cell>
          <table:table-cell table:style-name="Tabella4.J8" office:value-type="string">
            <text:p text:style-name="P26"><text:placeholder text:placeholder-type="text">&lt;item.product_id.item_per_mq&gt;</text:placeholder></text:p>
          </table:table-cell>
          <table:table-cell table:style-name="Tabella4.K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1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35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8" office:value-type="string">
            <text:p text:style-name="P33"><draw:frame draw:style-name="fr1" draw:name="image: asimage(item.product_id.default_photo)" text:anchor-type="as-char" style:rel-width="scale" svg:height="2.104cm" style:rel-height="100%" draw:z-index="5"><draw:text-box fo:min-width="3.371cm"><text:p text:style-name="P36"/></draw:text-box></draw:frame></text:p>
          </table:table-cell>
          <table:table-cell table:style-name="Tabella4.B8" office:value-type="string">
            <text:p text:style-name="P28"><text:placeholder text:placeholder-type="text">&lt;item.product_id.code&gt;</text:placeholder></text:p>
          </table:table-cell>
          <table:table-cell table:style-name="Tabella4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8" office:value-type="string">
            <text:p text:style-name="P26"><text:placeholder text:placeholder-type="text">&lt;item.product_id.telaio&gt;</text:placeholder></text:p>
          </table:table-cell>
          <table:table-cell table:style-name="Tabella4.F8" office:value-type="string">
            <text:p text:style-name="P26"><text:placeholder text:placeholder-type="text">&lt;item.product_id.pipe_diameter&gt;</text:placeholder></text:p>
          </table:table-cell>
          <table:table-cell table:style-name="Tabella4.G8" office:value-type="string">
            <text:p text:style-name="P26"><text:placeholder text:placeholder-type="text">&lt;item.product_id.weight_packaging&gt;</text:placeholder></text:p>
          </table:table-cell>
          <table:table-cell table:style-name="Tabella4.J8" office:value-type="string">
            <text:p text:style-name="P26"><text:placeholder text:placeholder-type="text">&lt;item.product_id.item_per_box&gt;</text:placeholder></text:p>
          </table:table-cell>
          <table:table-cell table:style-name="Tabella4.J8" office:value-type="string">
            <text:p text:style-name="P26"><text:placeholder text:placeholder-type="text">&lt;item.product_id.item_per_pallet&gt;</text:placeholder></text:p>
          </table:table-cell>
          <table:table-cell table:style-name="Tabella4.J8" office:value-type="string">
            <text:p text:style-name="P26"><text:placeholder text:placeholder-type="text">&lt;item.product_id.item_per_mq&gt;</text:placeholder></text:p>
          </table:table-cell>
          <table:table-cell table:style-name="Tabella4.K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1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1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if&gt;</text:placeholder></text:p>
      <text:p text:style-name="P19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 table:number-columns-repeated="4"/>
        <table:table-header-rows>
          <table:table-row>
            <table:table-cell table:style-name="Tabella5.A1" office:value-type="string">
              <text:p text:style-name="P31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1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1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1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1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0"><text:span text:style-name="T13"><text:s/></text:span><text:span text:style-name="T12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1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0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5.I1" office:value-type="string">
              <text:p text:style-name="P30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5.J1" office:value-type="string">
              <text:p text:style-name="P30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5.M1" office:value-type="string">
              <text:p text:style-name="P30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5.M1" office:value-type="string">
              <text:p text:style-name="P30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5.M1" office:value-type="string">
              <text:p text:style-name="P31"><text:text-input text:description="&lt;&quot;Pz. per imballo&quot; if o.partner_id.lang=='it_IT' else &quot;Pc x package&quot;&gt;">ppm3</text:text-input></text:p>
            </table:table-cell>
            <table:table-cell table:style-name="Tabella5.N1" office:value-type="string">
              <text:p text:style-name="P31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14" table:number-columns-spanned="14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35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2"/>
          </table:table-cell>
          <table:table-cell table:style-name="Tabella5.B8" office:value-type="string">
            <text:p text:style-name="P29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oft-page-break/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text:soft-page-break/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8" office:value-type="string">
            <text:p text:style-name="P26"><text:placeholder text:placeholder-type="text">&lt;item.product_id.telaio&gt;</text:placeholder></text:p>
          </table:table-cell>
          <table:table-cell table:style-name="Tabella5.I8" office:value-type="string">
            <text:p text:style-name="P26"><text:placeholder text:placeholder-type="text">&lt;item.product_id.pipe_diameter&gt;</text:placeholder></text:p>
          </table:table-cell>
          <table:table-cell table:style-name="Tabella5.J8" office:value-type="string">
            <text:p text:style-name="P26"><text:placeholder text:placeholder-type="text">&lt;item.product_id.weight_packaging&gt;</text:placeholder></text:p>
          </table:table-cell>
          <table:table-cell table:style-name="Tabella5.M8" office:value-type="string">
            <text:p text:style-name="P26"><text:placeholder text:placeholder-type="text">&lt;item.product_id.item_per_box&gt;</text:placeholder></text:p>
          </table:table-cell>
          <table:table-cell table:style-name="Tabella5.M8" office:value-type="string">
            <text:p text:style-name="P26"><text:placeholder text:placeholder-type="text">&lt;item.product_id.item_per_pallet&gt;</text:placeholder></text:p>
          </table:table-cell>
          <table:table-cell table:style-name="Tabella5.M8" office:value-type="string">
            <text:p text:style-name="P26"><text:placeholder text:placeholder-type="text">&lt;item.product_id.item_per_mq&gt;</text:placeholder></text:p>
          </table:table-cell>
          <table:table-cell table:style-name="Tabella5.N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4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14" table:number-columns-spanned="14" office:value-type="string">
            <text:p text:style-name="P35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8">
          <table:table-cell table:style-name="Tabella5.A8" office:value-type="string">
            <text:p text:style-name="P33"><draw:frame draw:style-name="fr1" draw:name="image: asimage(item.product_id.default_photo or False)" text:anchor-type="as-char" style:rel-width="scale" svg:height="2.104cm" style:rel-height="100%" draw:z-index="0"><draw:text-box fo:min-width="3.371cm"><text:p text:style-name="P36"/></draw:text-box></draw:frame></text:p>
          </table:table-cell>
          <table:table-cell table:style-name="Tabella5.B8" office:value-type="string">
            <text:p text:style-name="P28"><text:placeholder text:placeholder-type="text">&lt;item.product_id.code&gt;</text:placeholder></text:p>
          </table:table-cell>
          <table:table-cell table:style-name="Tabella5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8" office:value-type="string">
            <text:p text:style-name="P26"><text:placeholder text:placeholder-type="text">&lt;item.product_id.telaio&gt;</text:placeholder></text:p>
          </table:table-cell>
          <table:table-cell table:style-name="Tabella5.I8" office:value-type="string">
            <text:p text:style-name="P26"><text:placeholder text:placeholder-type="text">&lt;item.product_id.pipe_diameter&gt;</text:placeholder></text:p>
          </table:table-cell>
          <table:table-cell table:style-name="Tabella5.J8" office:value-type="string">
            <text:p text:style-name="P26"><text:placeholder text:placeholder-type="text">&lt;item.product_id.weight_packaging&gt;</text:placeholder></text:p>
          </table:table-cell>
          <table:table-cell table:style-name="Tabella5.M8" office:value-type="string">
            <text:p text:style-name="P26"><text:placeholder text:placeholder-type="text">&lt;item.product_id.item_per_box&gt;</text:placeholder></text:p>
          </table:table-cell>
          <table:table-cell table:style-name="Tabella5.M8" office:value-type="string">
            <text:p text:style-name="P26"><text:placeholder text:placeholder-type="text">&lt;item.product_id.item_per_pallet&gt;</text:placeholder></text:p>
          </table:table-cell>
          <table:table-cell table:style-name="Tabella5.M8" office:value-type="string">
            <text:p text:style-name="P26"><text:placeholder text:placeholder-type="text">&lt;item.product_id.item_per_mq&gt;</text:placeholder></text:p>
          </table:table-cell>
          <table:table-cell table:style-name="Tabella5.N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4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4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4"/>
          </table:table-cell>
        </table:table-row>
      </table:table>
      <text:p text:style-name="P10"/>
      <text:p text:style-name="P1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3.206cm" table:align="right"/>
    </style:style>
    <style:style style:name="Tabella3.A" style:family="table-column">
      <style:table-column-properties style:column-width="13.206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" style:text-underline-style="none"/>
    </style:style>
    <style:style style:name="MT6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4"><draw:image xlink:href="Pictures/100000000000056B000001341E6D47A3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4</text:page-number></text:span><text:span text:style-name="MT1">/</text:span><text:span text:style-name="MT1"><text:page-count>4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o.partner_invoice_id.street or &quot;&quot;&gt;">address</text:text-input></text:p>
                    <text:p text:style-name="MP4"><text:text-input text:description="&lt;&quot;%s %s %s&quot;%(o.partner_invoice_id.zip, o.partner_invoice_id.city, o.partner_invoice_id.country_id.name or &quot; &quot;) if o.partner_invoice_id.street else &quot;&quot;&gt;">address1</text:text-input></text:p>
                    <text:p text:style-name="MP5"/>
                  </table:table-cell>
                </table:table-row>
                <table:table-row>
                  <table:table-cell table:style-name="Tabella3.A1" office:value-type="string">
                    <text:p text:style-name="MP6"/>
                  </table:table-cell>
                </table:table-row>
              </table:table>
              <text:p text:style-name="MP7"/>
            </table:table-cell>
          </table:table-row>
        </table:table>
        <text:p text:style-name="MP8"/>
        <text:p text:style-name="MP9"/>
        <text:p text:style-name="MP10"><text:span text:style-name="MT3"><text:text-input text:description="&lt;if test=&quot;o.partner_id.lang=='it_IT'&quot;&gt;">if IT</text:text-input></text:span><text:span text:style-name="MT5">Pag. </text:span><text:span text:style-name="MT5"><text:page-number text:select-page="current">4</text:page-number></text:span><text:span text:style-name="MT5"> of </text:span><text:span text:style-name="MT5"><text:page-count>4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5">Page </text:span><text:span text:style-name="MT5"><text:page-number text:select-page="current">4</text:page-number></text:span><text:span text:style-name="MT5"> of </text:span><text:span text:style-name="MT5"><text:page-count>4</text:page-count></text:span><text:span text:style-name="MT3"><text:text-input text:description="&lt;/if&gt;">end if</text:text-input></text:span></text:p>
      </style:header>
      <style:footer>
        <text:p text:style-name="MP11"><text:span text:style-name="MT6"><text:s/><text:tab/></text:span><text:span text:style-name="MT6"><draw:frame draw:style-name="Mfr2" draw:name="immagini3" text:anchor-type="as-char" svg:width="17cm" svg:height="1.813cm" draw:z-index="9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1H31M28S</meta:editing-duration>
    <meta:editing-cycles>147</meta:editing-cycles>
    <meta:generator>LibreOffice/4.3.4.1$Windows_x86 LibreOffice_project/bc356b2f991740509f321d70e4512a6a54c5f243</meta:generator>
    <meta:initial-creator>Nicola Riolini</meta:initial-creator>
    <dc:date>2015-01-12T18:06:10.211000000</dc:date>
    <meta:document-statistic meta:table-count="8" meta:image-count="2" meta:object-count="0" meta:page-count="4" meta:paragraph-count="122" meta:word-count="464" meta:character-count="3064" meta:non-whitespace-character-count="2910"/>
    <meta:user-defined meta:name="Info 1"/>
    <meta:user-defined meta:name="Info 2"/>
    <meta:user-defined meta:name="Info 3"/>
    <meta:user-defined meta:name="Info 4"/>
  </office:meta>
</office:document-meta>
</file>